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99pt"/>
    </style:style>
    <style:style style:name="co2" style:family="table-column">
      <style:table-column-properties fo:break-before="auto" style:column-width="75pt"/>
    </style:style>
    <style:style style:name="ro1" style:family="table-row">
      <style:table-row-properties fo:break-before="auto" style:row-height="15pt"/>
    </style:style>
    <style:style style:name="ce1" style:family="table-cell">
      <style:paragraph-properties office:value-type="string"/>
    </style:style>
    <style:style style:name="ce2" style:family="table-cell">
      <style:table-cell-properties fo:background-color="#ffffff" fo:border-bottom="1pt solid #000000" fo:border-right="1pt solid #000000" style:cell-protect="none" style:rotation-align="none" style:rotation-angle="0" style:vertical-align="middle"/>
      <style:text-properties fo:color="#000000" fo:font-family="helvetica" fo:font-size="12pt" fo:font-style="italic"/>
      <style:paragraph-properties fo:margin-left="0pt" office:value-type="string"/>
    </style:style>
    <style:style style:name="ce3" style:family="table-cell">
      <style:table-cell-properties fo:background-color="#ffffff" fo:border-bottom="1pt solid #000000" style:cell-protect="protected" style:rotation-align="none" style:rotation-angle="0" style:vertical-align="middle"/>
      <style:text-properties fo:color="#000000" fo:font-family="helvetica" fo:font-size="12pt"/>
      <style:paragraph-properties fo:margin-left="0pt" office:value-type="string"/>
    </style:style>
    <style:style style:name="ce4" style:family="table-cell">
      <style:table-cell-properties fo:background-color="#ffffff" fo:border-right="1pt solid #000000" style:cell-protect="protected" style:rotation-align="none" style:rotation-angle="0" style:vertical-align="middle"/>
      <style:text-properties fo:color="#000000" fo:font-family="helvetica" fo:font-size="12pt"/>
      <style:paragraph-properties fo:margin-left="0pt" office:value-type="string"/>
    </style:style>
    <style:style style:name="ce5" style:family="table-cell">
      <style:table-cell-properties fo:background-color="#00c000" style:cell-protect="protected" style:rotation-align="none" style:rotation-angle="0" style:vertical-align="middle"/>
      <style:text-properties fo:color="#000000" fo:font-family="helvetica" fo:font-size="12pt"/>
      <style:paragraph-properties fo:margin-left="0pt"/>
    </style:style>
    <style:style style:name="ce6" style:family="table-cell">
      <style:table-cell-properties fo:background-color="#c00000" fo:border="1pt solid #00ff00" style:cell-protect="none" style:rotation-align="none" style:rotation-angle="0" style:vertical-align="middle"/>
      <style:text-properties fo:color="#000000" fo:font-family="helvetica" fo:font-size="12pt"/>
      <style:paragraph-properties fo:margin-left="0pt"/>
    </style:style>
    <style:style style:name="ce7" style:family="table-cell">
      <style:table-cell-properties fo:background-color="#c00000" fo:border="1pt solid #00ff00" style:cell-protect="protected" style:rotation-align="none" style:rotation-angle="0" style:vertical-align="middle"/>
      <style:text-properties fo:color="#000000" fo:font-family="helvetica" fo:font-size="12pt"/>
      <style:paragraph-properties fo:margin-left="0pt"/>
    </style:style>
    <style:style style:name="ce8" style:family="table-cell">
      <style:table-cell-properties fo:background-color="#00c000" style:cell-protect="none" style:rotation-align="none" style:rotation-angle="0" style:vertical-align="middle"/>
      <style:text-properties fo:color="#000000" fo:font-family="helvetica" fo:font-size="12pt"/>
      <style:paragraph-properties fo:margin-left="0pt"/>
    </style:style>
    <style:style style:name="ce9" style:family="table-cell">
      <style:table-cell-properties fo:background-color="#ffff00" style:cell-protect="protected" style:rotation-align="none" style:rotation-angle="0" style:vertical-align="middle"/>
      <style:text-properties fo:color="#000000" fo:font-family="helvetica" fo:font-size="12pt"/>
      <style:paragraph-properties fo:margin-left="0pt"/>
    </style:style>
    <style:style style:name="ce10" style:family="table-cell">
      <style:table-cell-properties fo:background-color="#ffa500" style:cell-protect="protected" style:rotation-align="none" style:rotation-angle="0" style:vertical-align="middle"/>
      <style:text-properties fo:color="#000000" fo:font-family="helvetica" fo:font-size="12pt"/>
      <style:paragraph-properties fo:margin-left="0pt"/>
    </style:style>
    <style:style style:name="ce11" style:family="table-cell">
      <style:table-cell-properties fo:background-color="#ffff00" fo:border="1pt solid #00ff00" style:cell-protect="protected" style:rotation-align="none" style:rotation-angle="0" style:vertical-align="middle"/>
      <style:text-properties fo:color="#000000" fo:font-family="helvetica" fo:font-size="12pt"/>
      <style:paragraph-properties fo:margin-left="0pt"/>
    </style:style>
    <style:style style:name="ce12" style:family="table-cell">
      <style:table-cell-properties fo:background-color="#ffff00" fo:border="1pt solid #00ff00" style:cell-protect="none" style:rotation-align="none" style:rotation-angle="0" style:vertical-align="middle"/>
      <style:text-properties fo:color="#000000" fo:font-family="helvetica" fo:font-size="12pt"/>
      <style:paragraph-properties fo:margin-left="0pt"/>
    </style:style>
    <style:style style:name="ce13" style:family="table-cell">
      <style:table-cell-properties fo:background-color="#ffa500" fo:border="1pt solid #00ff00" style:cell-protect="none" style:rotation-align="none" style:rotation-angle="0" style:vertical-align="middle"/>
      <style:text-properties fo:color="#000000" fo:font-family="helvetica" fo:font-size="12pt"/>
      <style:paragraph-properties fo:margin-left="0pt"/>
    </style:style>
    <style:style style:name="ce14" style:family="table-cell">
      <style:table-cell-properties fo:background-color="#00c000" style:cell-protect="protected" style:rotation-align="none" style:rotation-angle="0" style:vertical-align="middle"/>
      <style:text-properties fo:color="#000000" fo:font-family="helvetica" fo:font-size="12pt"/>
      <style:paragraph-properties fo:margin-left="0pt" office:value-type="string"/>
    </style:style>
    <style:style style:name="ce15" style:family="table-cell">
      <style:table-cell-properties fo:background-color="#c00000" style:cell-protect="protected" style:rotation-align="none" style:rotation-angle="0" style:vertical-align="middle"/>
      <style:text-properties fo:color="#000000" fo:font-family="helvetica" fo:font-size="12pt"/>
      <style:paragraph-properties fo:margin-left="0pt"/>
    </style:style>
    <style:style style:name="ce16" style:family="table-cell">
      <style:table-cell-properties fo:background-color="#ffff00" style:cell-protect="protected" style:rotation-align="none" style:rotation-angle="0" style:vertical-align="middle"/>
      <style:text-properties fo:color="#000000" fo:font-family="helvetica" fo:font-size="12pt"/>
      <style:paragraph-properties fo:margin-left="0pt" office:value-type="string"/>
    </style:style>
    <style:style style:name="ce17" style:family="table-cell">
      <style:table-cell-properties fo:background-color="#ffa500" style:cell-protect="protected" style:rotation-align="none" style:rotation-angle="0" style:vertical-align="middle"/>
      <style:text-properties fo:color="#000000" fo:font-family="helvetica" fo:font-size="12pt"/>
      <style:paragraph-properties fo:margin-left="0pt" office:value-type="string"/>
    </style:style>
    <style:style style:name="ce18" style:family="table-cell">
      <style:table-cell-properties fo:background-color="#c00000" style:cell-protect="protected" style:rotation-align="none" style:rotation-angle="0" style:vertical-align="middle"/>
      <style:text-properties fo:color="#000000" fo:font-family="helvetica" fo:font-size="12pt"/>
      <style:paragraph-properties fo:margin-left="0pt" office:value-type="string"/>
    </style:style>
    <style:style style:name="ce19" style:family="table-cell">
      <style:table-cell-properties fo:background-color="#ffffff" fo:border="1pt solid #00ff00" style:cell-protect="none" style:rotation-align="none" style:rotation-angle="0" style:vertical-align="middle"/>
      <style:text-properties fo:color="#000000" fo:font-family="helvetica" fo:font-size="12pt"/>
      <style:paragraph-properties fo:margin-left="0pt" office:value-type="string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32766"/>
        <table:table-row table:style-name="ro1">
          <table:table-cell office:value-type="string" office:string-value="AIM" table:style-name="ce1">
            <text:p>AIM</text:p>
          </table:table-cell>
          <table:table-cell office:value-type="string" office:string-value="connection..." table:style-name="ce1">
            <text:p>connection...</text:p>
          </table:table-cell>
          <table:table-cell table:number-columns-repeated="4"/>
          <table:table-cell office:value-type="string" office:string-value="oft..." table:style-name="ce1">
            <text:p>oft...</text:p>
          </table:table-cell>
          <table:table-cell table:number-columns-repeated="2"/>
          <table:table-cell office:value-type="string" office:string-value="other..." table:style-name="ce1">
            <text:p>other...</text:p>
          </table:table-cell>
          <table:table-cell table:number-columns-repeated="32757"/>
        </table:table-row>
        <table:table-row table:style-name="ro1">
          <table:table-cell office:value-type="string" office:string-value="client \ test" table:style-name="ce2">
            <text:p>client \ test</text:p>
          </table:table-cell>
          <table:table-cell office:value-type="string" office:string-value="direct" table:style-name="ce3">
            <text:p>direct</text:p>
          </table:table-cell>
          <table:table-cell office:value-type="string" office:string-value="redirect" table:style-name="ce3">
            <text:p>redirect</text:p>
          </table:table-cell>
          <table:table-cell office:value-type="string" office:string-value="proxy 1" table:style-name="ce3">
            <text:p>proxy 1</text:p>
          </table:table-cell>
          <table:table-cell office:value-type="string" office:string-value="proxy 2" table:style-name="ce3">
            <text:p>proxy 2</text:p>
          </table:table-cell>
          <table:table-cell office:value-type="string" office:string-value="proxy 3" table:style-name="ce3">
            <text:p>proxy 3</text:p>
          </table:table-cell>
          <table:table-cell office:value-type="string" office:string-value="normal" table:style-name="ce3">
            <text:p>normal</text:p>
          </table:table-cell>
          <table:table-cell office:value-type="string" office:string-value="resume" table:style-name="ce3">
            <text:p>resume</text:p>
          </table:table-cell>
          <table:table-cell office:value-type="string" office:string-value="already-done" table:style-name="ce3">
            <text:p>already-done</text:p>
          </table:table-cell>
          <table:table-cell office:value-type="string" office:string-value="utf8" table:style-name="ce1">
            <text:p>utf8</text:p>
          </table:table-cell>
          <table:table-cell office:value-type="string" office:string-value="utf16" table:style-name="ce1">
            <text:p>utf16</text:p>
          </table:table-cell>
          <table:table-cell table:number-columns-repeated="32756"/>
        </table:table-row>
        <table:table-row table:style-name="ro1">
          <table:table-cell office:value-type="string" office:string-value="gaim 1.5" table:style-name="ce4">
            <text:p>gaim 1.5</text:p>
          </table:table-cell>
          <table:table-cell table:style-name="ce5"/>
          <table:table-cell table:style-name="ce6" table:number-columns-repeated="4"/>
          <table:table-cell table:style-name="ce5"/>
          <table:table-cell table:number-columns-repeated="2"/>
          <table:table-cell table:style-name="ce5"/>
          <table:table-cell table:style-name="ce7"/>
          <table:table-cell table:number-columns-repeated="32756"/>
        </table:table-row>
        <table:table-row table:style-name="ro1">
          <table:table-cell office:value-type="string" office:string-value="gaim 2.0b3" table:style-name="ce4">
            <text:p>gaim 2.0b3</text:p>
          </table:table-cell>
          <table:table-cell table:style-name="ce8"/>
          <table:table-cell table:style-name="ce9"/>
          <table:table-cell table:style-name="ce10"/>
          <table:table-cell table:style-name="ce9"/>
          <table:table-cell/>
          <table:table-cell table:style-name="ce5"/>
          <table:table-cell table:style-name="ce7"/>
          <table:table-cell table:style-name="ce11"/>
          <table:table-cell table:style-name="ce5"/>
          <table:table-cell table:style-name="ce7"/>
          <table:table-cell table:number-columns-repeated="32756"/>
        </table:table-row>
        <table:table-row table:style-name="ro1">
          <table:table-cell office:value-type="string" office:string-value="adium (0.89/libgaim)" table:style-name="ce4">
            <text:p>adium (0.89/libgaim)</text:p>
          </table:table-cell>
          <table:table-cell table:style-name="ce6" table:number-columns-repeated="5"/>
          <table:table-cell table:number-columns-repeated="32761"/>
        </table:table-row>
        <table:table-row table:style-name="ro1">
          <table:table-cell office:value-type="string" office:string-value="adium (1.0/joscar)" table:style-name="ce4">
            <text:p>adium (1.0/joscar)</text:p>
          </table:table-cell>
          <table:table-cell table:style-name="ce10"/>
          <table:table-cell table:number-columns-repeated="3"/>
          <table:table-cell table:style-name="ce9"/>
          <table:table-cell table:style-name="ce12"/>
          <table:table-cell table:style-name="ce13"/>
          <table:table-cell table:number-columns-repeated="2"/>
          <table:table-cell table:style-name="ce7"/>
          <table:table-cell table:number-columns-repeated="32756"/>
        </table:table-row>
        <table:table-row table:style-name="ro1">
          <table:table-cell office:value-type="string" office:string-value="AIM 4.7" table:style-name="ce4">
            <text:p>AIM 4.7</text:p>
          </table:table-cell>
          <table:table-cell table:style-name="ce9"/>
          <table:table-cell table:style-name="ce10"/>
          <table:table-cell table:number-columns-repeated="3"/>
          <table:table-cell table:style-name="ce5"/>
          <table:table-cell office:value-type="string" office:string-value="checksum?" table:style-name="ce14">
            <text:p>checksum?</text:p>
          </table:table-cell>
          <table:table-cell table:style-name="ce5" table:number-columns-repeated="2"/>
          <table:table-cell table:number-columns-repeated="32757"/>
        </table:table-row>
        <table:table-row table:style-name="ro1">
          <table:table-cell office:value-type="string" office:string-value="AIM 5.1" table:style-name="ce4">
            <text:p>AIM 5.1</text:p>
          </table:table-cell>
          <table:table-cell table:style-name="ce5"/>
          <table:table-cell table:style-name="ce10"/>
          <table:table-cell table:number-columns-repeated="3"/>
          <table:table-cell table:style-name="ce5" table:number-columns-repeated="3"/>
          <table:table-cell table:number-columns-repeated="32758"/>
        </table:table-row>
        <table:table-row table:style-name="ro1">
          <table:table-cell office:value-type="string" office:string-value="AIM 5.9" table:style-name="ce4">
            <text:p>AIM 5.9</text:p>
          </table:table-cell>
          <table:table-cell table:style-name="ce9"/>
          <table:table-cell table:style-name="ce5"/>
          <table:table-cell table:number-columns-repeated="2"/>
          <table:table-cell office:value-type="string" office:string-value="check again" table:style-name="ce15">
            <text:p>check again</text:p>
          </table:table-cell>
          <table:table-cell office:value-type="string" office:string-value="regression" table:style-name="ce16">
            <text:p>regression</text:p>
          </table:table-cell>
          <table:table-cell table:style-name="ce15"/>
          <table:table-cell/>
          <table:table-cell table:style-name="ce15"/>
          <table:table-cell table:number-columns-repeated="32757"/>
        </table:table-row>
        <table:table-row table:style-name="ro1">
          <table:table-cell office:value-type="string" office:string-value="trillian 3.1" table:style-name="ce1">
            <text:p>trillian 3.1</text:p>
          </table:table-cell>
          <table:table-cell table:style-name="ce10"/>
          <table:table-cell table:style-name="ce9"/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32757"/>
        </table:table-row>
        <table:table-row table:style-name="ro1">
          <table:table-cell office:value-type="string" office:string-value="joscar" table:style-name="ce4">
            <text:p>joscar</text:p>
          </table:table-cell>
          <table:table-cell table:number-columns-repeated="32766"/>
        </table:table-row>
        <table:table-row table:style-name="ro1">
          <table:table-cell office:value-type="string" office:string-value="ichat" table:style-name="ce4">
            <text:p>ichat</text:p>
          </table:table-cell>
          <table:table-cell table:number-columns-repeated="32766"/>
        </table:table-row>
        <table:table-row table:style-name="ro1">
          <table:table-cell office:value-type="string" office:string-value="kopete itself" table:style-name="ce4">
            <text:p>kopete itself</text:p>
          </table:table-cell>
          <table:table-cell table:number-columns-repeated="32766"/>
        </table:table-row>
        <table:table-row table:style-name="ro1" table:number-rows-repeated="2"/>
        <table:table-row table:style-name="ro1">
          <table:table-cell/>
          <table:table-cell office:value-type="string" office:string-value="send" table:style-name="ce17">
            <text:p>send</text:p>
          </table:table-cell>
          <table:table-cell office:value-type="string" office:string-value="receive" table:style-name="ce16">
            <text:p>receive</text:p>
          </table:table-cell>
          <table:table-cell office:value-type="string" office:string-value="both" table:style-name="ce14">
            <text:p>both</text:p>
          </table:table-cell>
          <table:table-cell office:value-type="string" office:string-value="neither" table:style-name="ce18">
            <text:p>neither</text:p>
          </table:table-cell>
          <table:table-cell office:value-type="string" office:string-value="SEP field :)" table:style-name="ce19">
            <text:p>SEP field :)</text:p>
          </table:table-cell>
          <table:table-cell table:number-columns-repeated="32761"/>
        </table:table-row>
        <table:table-row table:style-name="ro1"/>
        <table:table-row table:style-name="ro1">
          <table:table-cell/>
          <table:table-cell office:value-type="string" office:string-value="quick progress summary: ">
            <text:p>quick progress summary: </text:p>
          </table:table-cell>
          <table:table-cell table:number-columns-repeated="32765"/>
        </table:table-row>
        <table:table-row table:style-name="ro1">
          <table:table-cell/>
          <table:table-cell office:value-type="string" office:string-value="SoC goals have basically been achieved, apart from not knowing the proper icq rendezvous protocol.">
            <text:p>SoC goals have basically been achieved, apart from not knowing the proper icq rendezvous protocol.</text:p>
          </table:table-cell>
          <table:table-cell table:number-columns-repeated="32765"/>
        </table:table-row>
        <table:table-row table:style-name="ro1">
          <table:table-cell/>
          <table:table-cell office:value-type="string" office:string-value="icq transfer messages can be received, but not sent - to send them you'd need more gui stuff and it would complicate things, I bet">
            <text:p>icq transfer messages can be received, but not sent - to send them you'd need more gui stuff and it would complicate things, I bet</text:p>
          </table:table-cell>
          <table:table-cell table:number-columns-repeated="32765"/>
        </table:table-row>
        <table:table-row table:style-name="ro1">
          <table:table-cell/>
          <table:table-cell office:value-type="string" office:string-value="code has not been cleaned up - many silly things have been left as I found them. I've made notes, though, and I'll get around to it eventually.">
            <text:p>code has not been cleaned up - many silly things have been left as I found them. I've made notes, though, and I'll get around to it eventually.</text:p>
          </table:table-cell>
          <table:table-cell table:number-columns-repeated="32765"/>
        </table:table-row>
        <table:table-row table:style-name="ro1">
          <table:table-cell/>
          <table:table-cell office:value-type="string" office:string-value="messages in chatwindows need to contain the name of the file they're talking about, but doing so breaks the i18n function because it's dumb.">
            <text:p>messages in chatwindows need to contain the name of the file they're talking about, but doing so breaks the i18n function because it's dumb.</text:p>
          </table:table-cell>
          <table:table-cell table:number-columns-repeated="32765"/>
        </table:table-row>
        <table:table-row table:style-name="ro1">
          <table:table-cell/>
          <table:table-cell office:value-type="string" office:string-value=" I still haven't made full use of that thing anyways.">
            <text:p> I still haven't made full use of that thing anyways.</text:p>
          </table:table-cell>
          <table:table-cell table:number-columns-repeated="32765"/>
        </table:table-row>
        <table:table-row table:style-name="ro1">
          <table:table-cell/>
          <table:table-cell office:value-type="string" office:string-value="errortask will still silently take rendezvous error messages, if there are any. there shouldn't be any right now, but that's still bad, because we'll never know.">
            <text:p>errortask will still silently take rendezvous error messages, if there are any. there shouldn't be any right now, but that's still bad, because we'll never know.</text:p>
          </table:table-cell>
          <table:table-cell table:number-columns-repeated="32765"/>
        </table:table-row>
        <table:table-row table:style-name="ro1">
          <table:table-cell/>
          <table:table-cell office:value-type="string" office:string-value="there are isues if a transfer is cancelled before the user accepts it. this is hard to fix because we have no control over the accept dialog.">
            <text:p>there are isues if a transfer is cancelled before the user accepts it. this is hard to fix because we have no control over the accept dialog.</text:p>
          </table:table-cell>
          <table:table-cell table:number-columns-repeated="32765"/>
        </table:table-row>
        <table:table-row table:style-name="ro1">
          <table:table-cell table:number-columns-repeated="32767"/>
        </table:table-row>
        <table:table-row table:style-name="ro1">
          <table:table-cell/>
          <table:table-cell office:value-type="string" office:string-value="stuff that's not in the docs:">
            <text:p>stuff that's not in the docs:</text:p>
          </table:table-cell>
          <table:table-cell table:number-columns-repeated="32765"/>
        </table:table-row>
        <table:table-row table:style-name="ro1">
          <table:table-cell/>
          <table:table-cell office:value-type="string" office:string-value="in stage 2 proxy, the receiving side does an init send, and the other side does init recv.">
            <text:p>in stage 2 proxy, the receiving side does an init send, and the other side does init recv.</text:p>
          </table:table-cell>
          <table:table-cell table:number-columns-repeated="32765"/>
        </table:table-row>
        <table:table-row table:style-name="ro1">
          <table:table-cell/>
          <table:table-cell office:value-type="string" office:string-value="when resuming a transfer, bytesSent is the important value.">
            <text:p>when resuming a transfer, bytesSent is the important value.</text:p>
          </table:table-cell>
          <table:table-cell table:number-columns-repeated="32765"/>
        </table:table-row>
        <table:table-row table:style-name="ro1">
          <table:table-cell/>
          <table:table-cell office:value-type="string" office:string-value=" the receiving side sends how many bytes it's got, and if its checksum is right, the sending side sends back the same #.">
            <text:p> the receiving side sends how many bytes it's got, and if its checksum is right, the sending side sends back the same #.</text:p>
          </table:table-cell>
          <table:table-cell table:number-columns-repeated="32765"/>
        </table:table-row>
        <table:table-row table:style-name="ro1">
          <table:table-cell/>
          <table:table-cell office:value-type="string" office:string-value=" if not, it sends 0, and then you have to take the whole file.">
            <text:p> if not, it sends 0, and then you have to take the whole file.</text:p>
          </table:table-cell>
          <table:table-cell table:number-columns-repeated="32765"/>
        </table:table-row>
        <table:table-row table:style-name="ro1">
          <table:table-cell table:number-columns-repeated="32767"/>
        </table:table-row>
        <table:table-row table:style-name="ro1">
          <table:table-cell/>
          <table:table-cell office:value-type="string" office:string-value="clients that do weird things:">
            <text:p>clients that do weird things:</text:p>
          </table:table-cell>
          <table:table-cell table:number-columns-repeated="32765"/>
        </table:table-row>
        <table:table-row table:style-name="ro1">
          <table:table-cell/>
          <table:table-cell office:value-type="string" office:string-value="gaim sends text as utf8, but if you explicitly say you're using utf8, aim 5.9 will choke. if you explicitly say you're using something else, gaim will ignore you.">
            <text:p>gaim sends text as utf8, but if you explicitly say you're using utf8, aim 5.9 will choke. if you explicitly say you're using something else, gaim will ignore you.</text:p>
          </table:table-cell>
          <table:table-cell table:number-columns-repeated="32765"/>
        </table:table-row>
        <table:table-row table:style-name="ro1">
          <table:table-cell/>
          <table:table-cell office:value-type="string" office:string-value=" so, the safest thing to do right now is to send utf8 implicitly and hope that non-ascii characters don't make aim 5.9 explode.">
            <text:p> so, the safest thing to do right now is to send utf8 implicitly and hope that non-ascii characters don't make aim 5.9 explode.</text:p>
          </table:table-cell>
          <table:table-cell table:number-columns-repeated="32765"/>
        </table:table-row>
        <table:table-row table:style-name="ro1">
          <table:table-cell/>
          <table:table-cell office:value-type="string" office:string-value="adium/joscar does some very nonsensical things, like sending two rendezvous requests. we can't assume that clients will be sane at all now.">
            <text:p>adium/joscar does some very nonsensical things, like sending two rendezvous requests. we can't assume that clients will be sane at all now.</text:p>
          </table:table-cell>
          <table:table-cell table:number-columns-repeated="32765"/>
        </table:table-row>
        <table:table-row table:style-name="ro1">
          <table:table-cell/>
          <table:table-cell office:value-type="string" office:string-value="gaim does not understand resuming yet, and will flat-out ignore any requests for it. this sucks, because the transfer will just appear to stall.">
            <text:p>gaim does not understand resuming yet, and will flat-out ignore any requests for it. this sucks, because the transfer will just appear to stall.</text:p>
          </table:table-cell>
          <table:table-cell table:number-columns-repeated="32765"/>
        </table:table-row>
        <table:table-row table:style-name="ro1">
          <table:table-cell/>
          <table:table-cell office:value-type="string" office:string-value="aim 5.9 doesn't like our OFT prompt. it decides that our client isn't good enough and cancels the transfer.">
            <text:p>aim 5.9 doesn't like our OFT prompt. it decides that our client isn't good enough and cancels the transfer.</text:p>
          </table:table-cell>
          <table:table-cell table:number-columns-repeated="32765"/>
        </table:table-row>
        <table:table-row table:style-name="ro1">
          <table:table-cell/>
          <table:table-cell office:value-type="string" office:string-value="all official aim clients do not even try to connect directly to me. they always go through a redirect or proxy.">
            <text:p>all official aim clients do not even try to connect directly to me. they always go through a redirect or proxy.</text:p>
          </table:table-cell>
          <table:table-cell table:number-columns-repeated="32765"/>
        </table:table-row>
        <table:table-row table:style-name="ro1" table:number-rows-repeated="32726"/>
      </table:table>
      <table:table table:name="Sheet2" table:style-name="ta1">
        <table:table-column table:style-name="co2" table:number-columns-repeated="16"/>
        <table:table-row table:style-name="ro1" table:number-rows-repeated="52"/>
      </table:table>
      <table:table table:name="Sheet3" table:style-name="ta1">
        <table:table-column table:style-name="co2"/>
        <table:table-row table:style-name="ro1"/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ell">
      <style:table-cell-properties fo:background-color="#ffffff" style:cell-protect="protected" style:rotation-align="none" style:rotation-angle="0" style:vertical-align="middle"/>
      <style:text-properties fo:color="#000000" fo:font-family="helvetica" fo:font-size="12pt"/>
      <style:paragraph-properties fo:margin-left="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  <style:page-layout>
      <style:page-layout-properties fo:background-color="#ffffff" style:cell-protect="protected" style:rotation-align="none" style:rotation-angle="0" style:vertical-align="middle"/>
      <style:text-properties fo:color="#000000" fo:font-family="helvetica" fo:font-size="12pt"/>
      <style:paragraph-properties fo:margin-left="0p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
   <text:page-number>1</text:page-number></text:sheet-name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5.1</meta:generator>
    <meta:initial-creator>Chani</meta:initial-creator>
    <meta:editing-cycles>18</meta:editing-cycles>
    <meta:creation-date>2006-07-25T13:26:10</meta:creation-date>
    <dc:date>2006-08-18T12:33:39</dc:date>
    <dc:creator>Chani</dc:creator>
  </office:meta>
</office:document-meta>
</file>